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3.745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4.7925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8681in"/>
    </style:style>
    <style:style style:name="co13" style:family="table-column">
      <style:table-column-properties fo:break-before="auto" style:column-width="1.0827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2429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5.9661in"/>
    </style:style>
    <style:style style:name="co18" style:family="table-column">
      <style:table-column-properties fo:break-before="auto" style:column-width="6.1272in"/>
    </style:style>
    <style:style style:name="co19" style:family="table-column">
      <style:table-column-properties fo:break-before="auto" style:column-width="0.8283in"/>
    </style:style>
    <style:style style:name="co20" style:family="table-column">
      <style:table-column-properties fo:break-before="auto" style:column-width="0.6591in"/>
    </style:style>
    <style:style style:name="co21" style:family="table-column">
      <style:table-column-properties fo:break-before="auto" style:column-width="1.0339in"/>
    </style:style>
    <style:style style:name="co22" style:family="table-column">
      <style:table-column-properties fo:break-before="auto" style:column-width="5.091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 style:data-style-name="N3">
      <style:table-cell-properties fo:background-color="#ff99ff"/>
    </style:style>
    <style:style style:name="ce7" style:family="table-cell" style:parent-style-name="Default" style:data-style-name="N3">
      <style:table-cell-properties fo:background-color="#00ccff"/>
    </style:style>
    <style:style style:name="ce8" style:family="table-cell" style:parent-style-name="Default" style:data-style-name="N3">
      <style:table-cell-properties fo:background-color="#ffff00"/>
    </style:style>
    <style:style style:name="ce9" style:family="table-cell" style:parent-style-name="Default" style:data-style-name="N3">
      <style:table-cell-properties fo:background-color="#33ff99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cfe7f5"/>
    </style:style>
    <style:style style:name="ce15" style:family="table-cell" style:parent-style-name="Default">
      <style:table-cell-properties fo:background-color="#cfe7f5"/>
      <style:text-properties fo:color="#0000ff"/>
    </style:style>
    <style:style style:name="ce16" style:family="table-cell" style:parent-style-name="Default">
      <style:table-cell-properties fo:background-color="#99ff99"/>
    </style:style>
    <style:style style:name="ce17" style:family="table-cell" style:parent-style-name="Default" style:data-style-name="N3">
      <style:table-cell-properties fo:background-color="#99ff99"/>
    </style:style>
    <style:style style:name="ce18" style:family="table-cell" style:parent-style-name="Default" style:data-style-name="N3">
      <style:table-cell-properties fo:background-color="#66ffff"/>
    </style:style>
    <style:style style:name="ce19" style:family="table-cell" style:parent-style-name="Default" style:data-style-name="N3">
      <style:table-cell-properties fo:background-color="#ffff99"/>
    </style:style>
    <style:style style:name="ce20" style:family="table-cell" style:parent-style-name="Default" style:data-style-name="N3">
      <style:table-cell-properties fo:background-color="#cfe7f5"/>
    </style:style>
    <style:style style:name="ce21" style:family="table-cell" style:parent-style-name="Default" style:data-style-name="N3">
      <style:table-cell-properties fo:background-color="#cfe7f5"/>
      <style:text-properties fo:color="#0000ff"/>
    </style:style>
    <style:style style:name="ce22" style:family="table-cell" style:parent-style-name="Default" style:data-style-name="N3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Ra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7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9" table:default-cell-style-name="Default"/>
        <table:table-row table:style-name="ro1">
          <table:table-cell table:style-name="ce1" office:value-type="string" calcext:value-type="string">
            <text:p>Lane</text:p>
          </table:table-cell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Sample Ref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Yield (Mbases)</text:p>
          </table:table-cell>
          <table:table-cell table:style-name="ce1" office:value-type="string" calcext:value-type="string">
            <text:p>% PF</text:p>
          </table:table-cell>
          <table:table-cell table:style-name="ce1" office:value-type="string" calcext:value-type="string">
            <text:p># Reads</text:p>
          </table:table-cell>
          <table:table-cell table:style-name="ce1" office:value-type="string" calcext:value-type="string">
            <text:p>% of raw clusters per lane</text:p>
          </table:table-cell>
          <table:table-cell table:style-name="ce1" office:value-type="string" calcext:value-type="string">
            <text:p>% Perfect index reads</text:p>
          </table:table-cell>
          <table:table-cell table:style-name="ce1" office:value-type="string" calcext:value-type="string">
            <text:p>% One Mismatch Reads (Index)</text:p>
          </table:table-cell>
          <table:table-cell table:style-name="ce1" office:value-type="string" calcext:value-type="string">
            <text:p>% of &gt;= Q30 bases (PF)</text:p>
          </table:table-cell>
          <table:table-cell table:style-name="ce1" office:value-type="string" calcext:value-type="string">
            <text:p>Mean Quality Score (PF)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2-Sig-70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ACAGTG</text:p>
          </table:table-cell>
          <table:table-cell table:style-name="ce2" office:value-type="string" calcext:value-type="string">
            <text:p>456-166_1002_Sig-70_Lib Ind:CACTG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6846671" calcext:value-type="float">
            <text:p>16,846,671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97.47" calcext:value-type="float">
            <text:p>97.47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92.85" calcext:value-type="float">
            <text:p>92.85</text:p>
          </table:table-cell>
          <table:table-cell table:style-name="ce2" office:value-type="float" office:value="35.76" calcext:value-type="float">
            <text:p>35.76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2-Sig-S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GCCAAT</text:p>
          </table:table-cell>
          <table:table-cell table:style-name="ce2" office:value-type="string" calcext:value-type="string">
            <text:p>456-166_1002_Sig-S_Lib Ind:ATTGG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311" calcext:value-type="float">
            <text:p>131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2983838" calcext:value-type="float">
            <text:p>12,983,83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97.63" calcext:value-type="float">
            <text:p>97.63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92.09" calcext:value-type="float">
            <text:p>92.09</text:p>
          </table:table-cell>
          <table:table-cell table:style-name="ce2" office:value-type="float" office:value="35.59" calcext:value-type="float">
            <text:p>35.59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a-Sig-70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GATCAG</text:p>
          </table:table-cell>
          <table:table-cell table:style-name="ce2" office:value-type="string" calcext:value-type="string">
            <text:p>456-166_1003a_Sig-70_Lib Ind:CTGAT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8868657" calcext:value-type="float">
            <text:p>18,868,657</text:p>
          </table:table-cell>
          <table:table-cell table:style-name="ce2" office:value-type="float" office:value="12.79" calcext:value-type="float">
            <text:p>12.79</text:p>
          </table:table-cell>
          <table:table-cell table:style-name="ce2" office:value-type="float" office:value="97.51" calcext:value-type="float">
            <text:p>97.51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35.69" calcext:value-type="float">
            <text:p>35.69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a-Sig-S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TAGCTT</text:p>
          </table:table-cell>
          <table:table-cell table:style-name="ce2" office:value-type="string" calcext:value-type="string">
            <text:p>456-166_1003a_Sig-S_Lib Ind:AAGCT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6167418" calcext:value-type="float">
            <text:p>16,167,418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97.75" calcext:value-type="float">
            <text:p>97.75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92.83" calcext:value-type="float">
            <text:p>92.83</text:p>
          </table:table-cell>
          <table:table-cell table:style-name="ce2" office:value-type="float" office:value="35.87" calcext:value-type="float">
            <text:p>35.87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b-No-Ab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TGACCA</text:p>
          </table:table-cell>
          <table:table-cell table:style-name="ce2" office:value-type="string" calcext:value-type="string">
            <text:p>456-166_1003b_No-Ab_Lib Ind:TGGTC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9789503" calcext:value-type="float">
            <text:p>9,789,503</text:p>
          </table:table-cell>
          <table:table-cell table:style-name="ce2" office:value-type="float" office:value="6.63" calcext:value-type="float">
            <text:p>6.63</text:p>
          </table:table-cell>
          <table:table-cell table:style-name="ce2" office:value-type="float" office:value="97.08" calcext:value-type="float">
            <text:p>97.08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87.72" calcext:value-type="float">
            <text:p>87.72</text:p>
          </table:table-cell>
          <table:table-cell table:style-name="ce2" office:value-type="float" office:value="34.07" calcext:value-type="float">
            <text:p>34.07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b-Sig-70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GGCTAC</text:p>
          </table:table-cell>
          <table:table-cell table:style-name="ce2" office:value-type="string" calcext:value-type="string">
            <text:p>456-166_1003b_Sig-70_Lib Ind:GTAGC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659" calcext:value-type="float">
            <text:p>1659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6423038" calcext:value-type="float">
            <text:p>16,423,038</text:p>
          </table:table-cell>
          <table:table-cell table:style-name="ce2" office:value-type="float" office:value="11.13" calcext:value-type="float">
            <text:p>11.13</text:p>
          </table:table-cell>
          <table:table-cell table:style-name="ce2" office:value-type="float" office:value="97.77" calcext:value-type="float">
            <text:p>97.77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92.44" calcext:value-type="float">
            <text:p>92.44</text:p>
          </table:table-cell>
          <table:table-cell table:style-name="ce2" office:value-type="float" office:value="35.66" calcext:value-type="float">
            <text:p>35.66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03b-Sig-S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CTTGTA</text:p>
          </table:table-cell>
          <table:table-cell table:style-name="ce2" office:value-type="string" calcext:value-type="string">
            <text:p>456-166_1003b_Sig-S_Lib Ind:TACAA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521" calcext:value-type="float">
            <text:p>152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5060792" calcext:value-type="float">
            <text:p>15,060,792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97.41" calcext:value-type="float">
            <text:p>97.41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35.87" calcext:value-type="float">
            <text:p>35.87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10-Sig-70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CAGATC</text:p>
          </table:table-cell>
          <table:table-cell table:style-name="ce2" office:value-type="string" calcext:value-type="string">
            <text:p>456-166_1010_Sig-70_Lib Ind:GATCT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7268284" calcext:value-type="float">
            <text:p>17,268,284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97.35" calcext:value-type="float">
            <text:p>97.35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35.82" calcext:value-type="float">
            <text:p>35.82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456-166-1010-Sig-S-Lib</text:p>
          </table:table-cell>
          <table:table-cell table:style-name="ce2" office:value-type="string" calcext:value-type="string">
            <text:p>fastq</text:p>
          </table:table-cell>
          <table:table-cell table:style-name="ce2" office:value-type="string" calcext:value-type="string">
            <text:p>ACTTGA</text:p>
          </table:table-cell>
          <table:table-cell table:style-name="ce2" office:value-type="string" calcext:value-type="string">
            <text:p>456-166_1010_Sig-S_Lib Ind:TCAAG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ndick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5076733" calcext:value-type="float">
            <text:p>15,076,733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office:value-type="float" office:value="97.06" calcext:value-type="float">
            <text:p>97.06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92.89" calcext:value-type="float">
            <text:p>92.89</text:p>
          </table:table-cell>
          <table:table-cell table:style-name="ce2" office:value-type="float" office:value="35.85" calcext:value-type="float">
            <text:p>35.85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0-cult-1197-ChIPexo-0minRif-Beta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ATCACG</text:p>
          </table:table-cell>
          <table:table-cell office:value-type="string" calcext:value-type="string">
            <text:p>edsn-1310-cult-1197-ChIPexo-0minRif-Beta Ind: ATCAC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11291560" calcext:value-type="float">
            <text:p>11,291,560</text:p>
          </table:table-cell>
          <table:table-cell office:value-type="float" office:value="4.79" calcext:value-type="float">
            <text:p>4.79</text:p>
          </table:table-cell>
          <table:table-cell office:value-type="float" office:value="80.77" calcext:value-type="float">
            <text:p>80.77</text:p>
          </table:table-cell>
          <table:table-cell office:value-type="float" office:value="19.23" calcext:value-type="float">
            <text:p>19.23</text:p>
          </table:table-cell>
          <table:table-cell office:value-type="float" office:value="73.32" calcext:value-type="float">
            <text:p>73.32</text:p>
          </table:table-cell>
          <table:table-cell office:value-type="float" office:value="29.67" calcext:value-type="float">
            <text:p>29.67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1-cult-1197-ChIPexo-0minRif-Sigma7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GATGT</text:p>
          </table:table-cell>
          <table:table-cell office:value-type="string" calcext:value-type="string">
            <text:p>edsn-1311-cult-1197-ChIPexo-0minRif-Sigma70 Ind: CGATG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2101360" calcext:value-type="float">
            <text:p>2,101,360</text:p>
          </table:table-cell>
          <table:table-cell office:value-type="float" office:value="0.89" calcext:value-type="float">
            <text:p>0.89</text:p>
          </table:table-cell>
          <table:table-cell office:value-type="float" office:value="84.38" calcext:value-type="float">
            <text:p>84.38</text:p>
          </table:table-cell>
          <table:table-cell office:value-type="float" office:value="15.62" calcext:value-type="float">
            <text:p>15.62</text:p>
          </table:table-cell>
          <table:table-cell office:value-type="float" office:value="75.9" calcext:value-type="float">
            <text:p>75.9</text:p>
          </table:table-cell>
          <table:table-cell office:value-type="float" office:value="30.7" calcext:value-type="float">
            <text:p>30.7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2-cult-1197-ChIPexo-0minRif-BetaPrimeFLAG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TTAGGC</text:p>
          </table:table-cell>
          <table:table-cell office:value-type="string" calcext:value-type="string">
            <text:p>edsn-1312-cult-1197-ChIPexo-0minRif-BetaPrimeFLAG Ind: TTAGG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  <table:table-cell office:value-type="float" office:value="4086202" calcext:value-type="float">
            <text:p>4,086,202</text:p>
          </table:table-cell>
          <table:table-cell office:value-type="float" office:value="1.73" calcext:value-type="float">
            <text:p>1.73</text:p>
          </table:table-cell>
          <table:table-cell office:value-type="float" office:value="84.39" calcext:value-type="float">
            <text:p>84.39</text:p>
          </table:table-cell>
          <table:table-cell office:value-type="float" office:value="15.61" calcext:value-type="float">
            <text:p>15.61</text:p>
          </table:table-cell>
          <table:table-cell office:value-type="float" office:value="73.84" calcext:value-type="float">
            <text:p>73.84</text:p>
          </table:table-cell>
          <table:table-cell office:value-type="float" office:value="29.87" calcext:value-type="float">
            <text:p>29.87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3-cult-1197-ChIPexo-20minRif-Beta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TGACCA</text:p>
          </table:table-cell>
          <table:table-cell office:value-type="string" calcext:value-type="string">
            <text:p>edsn-1313-cult-1197-ChIPexo-20minRif-Beta Ind: TGAC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116" calcext:value-type="float">
            <text:p>2116</text:p>
          </table:table-cell>
          <table:table-cell office:value-type="float" office:value="100" calcext:value-type="float">
            <text:p>100</text:p>
          </table:table-cell>
          <table:table-cell office:value-type="float" office:value="41485908" calcext:value-type="float">
            <text:p>41,485,908</text:p>
          </table:table-cell>
          <table:table-cell office:value-type="float" office:value="17.59" calcext:value-type="float">
            <text:p>17.59</text:p>
          </table:table-cell>
          <table:table-cell office:value-type="float" office:value="95.9" calcext:value-type="float">
            <text:p>95.9</text:p>
          </table:table-cell>
          <table:table-cell office:value-type="float" office:value="4.1" calcext:value-type="float">
            <text:p>4.1</text:p>
          </table:table-cell>
          <table:table-cell office:value-type="float" office:value="72.97" calcext:value-type="float">
            <text:p>72.97</text:p>
          </table:table-cell>
          <table:table-cell office:value-type="float" office:value="29.58" calcext:value-type="float">
            <text:p>29.58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4-cult-1197-ChIPexo-20minRif-Sigma7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ACAGTG</text:p>
          </table:table-cell>
          <table:table-cell office:value-type="string" calcext:value-type="string">
            <text:p>edsn-1314-cult-1197-ChIPexo-20minRif-Sigma70 Ind: ACAG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4231716" calcext:value-type="float">
            <text:p>4,231,716</text:p>
          </table:table-cell>
          <table:table-cell office:value-type="float" office:value="1.79" calcext:value-type="float">
            <text:p>1.79</text:p>
          </table:table-cell>
          <table:table-cell office:value-type="float" office:value="80.88" calcext:value-type="float">
            <text:p>80.88</text:p>
          </table:table-cell>
          <table:table-cell office:value-type="float" office:value="19.12" calcext:value-type="float">
            <text:p>19.12</text:p>
          </table:table-cell>
          <table:table-cell office:value-type="float" office:value="72.72" calcext:value-type="float">
            <text:p>72.72</text:p>
          </table:table-cell>
          <table:table-cell office:value-type="float" office:value="29.49" calcext:value-type="float">
            <text:p>29.49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5-cult-1197-ChIPexo-20minRif-BetaPrimeFLAG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GCCAAT</text:p>
          </table:table-cell>
          <table:table-cell office:value-type="string" calcext:value-type="string">
            <text:p>edsn-1315-cult-1197-ChIPexo-20minRif-BetaPrimeFLAG Ind: GCCA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13731170" calcext:value-type="float">
            <text:p>13,731,170</text:p>
          </table:table-cell>
          <table:table-cell office:value-type="float" office:value="5.82" calcext:value-type="float">
            <text:p>5.82</text:p>
          </table:table-cell>
          <table:table-cell office:value-type="float" office:value="94.18" calcext:value-type="float">
            <text:p>94.18</text:p>
          </table:table-cell>
          <table:table-cell office:value-type="float" office:value="5.82" calcext:value-type="float">
            <text:p>5.82</text:p>
          </table:table-cell>
          <table:table-cell office:value-type="float" office:value="72.7" calcext:value-type="float">
            <text:p>72.7</text:p>
          </table:table-cell>
          <table:table-cell office:value-type="float" office:value="29.51" calcext:value-type="float">
            <text:p>29.5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6-cult-1202-ChIPexo-0minRif-Beta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AGATC</text:p>
          </table:table-cell>
          <table:table-cell office:value-type="string" calcext:value-type="string">
            <text:p>edsn-1316-cult-1202-ChIPexo-0minRif-Beta Ind: CAGAT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643" calcext:value-type="float">
            <text:p>643</text:p>
          </table:table-cell>
          <table:table-cell office:value-type="float" office:value="100" calcext:value-type="float">
            <text:p>100</text:p>
          </table:table-cell>
          <table:table-cell office:value-type="float" office:value="12599652" calcext:value-type="float">
            <text:p>12,599,652</text:p>
          </table:table-cell>
          <table:table-cell office:value-type="float" office:value="5.34" calcext:value-type="float">
            <text:p>5.34</text:p>
          </table:table-cell>
          <table:table-cell office:value-type="float" office:value="94.18" calcext:value-type="float">
            <text:p>94.18</text:p>
          </table:table-cell>
          <table:table-cell office:value-type="float" office:value="5.82" calcext:value-type="float">
            <text:p>5.82</text:p>
          </table:table-cell>
          <table:table-cell office:value-type="float" office:value="71.4" calcext:value-type="float">
            <text:p>71.4</text:p>
          </table:table-cell>
          <table:table-cell office:value-type="float" office:value="28.93" calcext:value-type="float">
            <text:p>28.93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7-cult-1202-ChIPexo-0minRif-Sigma7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ACTTGA</text:p>
          </table:table-cell>
          <table:table-cell office:value-type="string" calcext:value-type="string">
            <text:p>edsn-1317-cult-1202-ChIPexo-0minRif-Sigma70 Ind: ACTT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4889796" calcext:value-type="float">
            <text:p>4,889,796</text:p>
          </table:table-cell>
          <table:table-cell office:value-type="float" office:value="2.07" calcext:value-type="float">
            <text:p>2.07</text:p>
          </table:table-cell>
          <table:table-cell office:value-type="float" office:value="80.77" calcext:value-type="float">
            <text:p>80.77</text:p>
          </table:table-cell>
          <table:table-cell office:value-type="float" office:value="19.23" calcext:value-type="float">
            <text:p>19.23</text:p>
          </table:table-cell>
          <table:table-cell office:value-type="float" office:value="76.44" calcext:value-type="float">
            <text:p>76.44</text:p>
          </table:table-cell>
          <table:table-cell office:value-type="float" office:value="30.9" calcext:value-type="float">
            <text:p>30.9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8-cult-1202-ChIPexo-0minRif-BetaPrimeFLAG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GATCAG</text:p>
          </table:table-cell>
          <table:table-cell office:value-type="string" calcext:value-type="string">
            <text:p>edsn-1318-cult-1202-ChIPexo-0minRif-BetaPrimeFLAG Ind: GATC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943032" calcext:value-type="float">
            <text:p>1,943,032</text:p>
          </table:table-cell>
          <table:table-cell office:value-type="float" office:value="0.82" calcext:value-type="float">
            <text:p>0.82</text:p>
          </table:table-cell>
          <table:table-cell office:value-type="float" office:value="84.16" calcext:value-type="float">
            <text:p>84.16</text:p>
          </table:table-cell>
          <table:table-cell office:value-type="float" office:value="15.84" calcext:value-type="float">
            <text:p>15.84</text:p>
          </table:table-cell>
          <table:table-cell office:value-type="float" office:value="73.66" calcext:value-type="float">
            <text:p>73.66</text:p>
          </table:table-cell>
          <table:table-cell office:value-type="float" office:value="29.79" calcext:value-type="float">
            <text:p>29.79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19-cult-1202-ChIPexo-20minRif-Beta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TAGCTT</text:p>
          </table:table-cell>
          <table:table-cell office:value-type="string" calcext:value-type="string">
            <text:p>edsn-1319-cult-1202-ChIPexo-20minRif-Beta Ind: TAGCT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1950" calcext:value-type="float">
            <text:p>1950</text:p>
          </table:table-cell>
          <table:table-cell office:value-type="float" office:value="100" calcext:value-type="float">
            <text:p>100</text:p>
          </table:table-cell>
          <table:table-cell office:value-type="float" office:value="38230508" calcext:value-type="float">
            <text:p>38,230,508</text:p>
          </table:table-cell>
          <table:table-cell office:value-type="float" office:value="16.21" calcext:value-type="float">
            <text:p>16.21</text:p>
          </table:table-cell>
          <table:table-cell office:value-type="float" office:value="95.9" calcext:value-type="float">
            <text:p>95.9</text:p>
          </table:table-cell>
          <table:table-cell office:value-type="float" office:value="4.1" calcext:value-type="float">
            <text:p>4.1</text:p>
          </table:table-cell>
          <table:table-cell office:value-type="float" office:value="70.21" calcext:value-type="float">
            <text:p>70.21</text:p>
          </table:table-cell>
          <table:table-cell office:value-type="float" office:value="28.54" calcext:value-type="float">
            <text:p>28.54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20-cult-1202-ChIPexo-20minRif-Sigma7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GGCTAC</text:p>
          </table:table-cell>
          <table:table-cell office:value-type="string" calcext:value-type="string">
            <text:p>edsn-1320-cult-1202-ChIPexo-20minRif-Sigma70 Ind: GGCT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1350" calcext:value-type="float">
            <text:p>1350</text:p>
          </table:table-cell>
          <table:table-cell office:value-type="float" office:value="100" calcext:value-type="float">
            <text:p>100</text:p>
          </table:table-cell>
          <table:table-cell office:value-type="float" office:value="26463402" calcext:value-type="float">
            <text:p>26,463,402</text:p>
          </table:table-cell>
          <table:table-cell office:value-type="float" office:value="11.22" calcext:value-type="float">
            <text:p>11.22</text:p>
          </table:table-cell>
          <table:table-cell office:value-type="float" office:value="95.02" calcext:value-type="float">
            <text:p>95.02</text:p>
          </table:table-cell>
          <table:table-cell office:value-type="float" office:value="4.98" calcext:value-type="float">
            <text:p>4.98</text:p>
          </table:table-cell>
          <table:table-cell office:value-type="float" office:value="74.13" calcext:value-type="float">
            <text:p>74.13</text:p>
          </table:table-cell>
          <table:table-cell office:value-type="float" office:value="30.03" calcext:value-type="float">
            <text:p>30.03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sn-1321-cult-1202-ChIPexo-20minRif-BetaPrimeFLAG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TTGTA</text:p>
          </table:table-cell>
          <table:table-cell office:value-type="string" calcext:value-type="string">
            <text:p>edsn-1321-cult-1202-ChIPexo-20minRif-BetaPrimeFLAG Ind: CTTG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ck</text:p>
          </table:table-cell>
          <table:table-cell office:value-type="float" office:value="2373" calcext:value-type="float">
            <text:p>2373</text:p>
          </table:table-cell>
          <table:table-cell office:value-type="float" office:value="100" calcext:value-type="float">
            <text:p>100</text:p>
          </table:table-cell>
          <table:table-cell office:value-type="float" office:value="46523970" calcext:value-type="float">
            <text:p>46,523,970</text:p>
          </table:table-cell>
          <table:table-cell office:value-type="float" office:value="19.73" calcext:value-type="float">
            <text:p>19.73</text:p>
          </table:table-cell>
          <table:table-cell office:value-type="float" office:value="96.98" calcext:value-type="float">
            <text:p>96.98</text:p>
          </table:table-cell>
          <table:table-cell office:value-type="float" office:value="3.02" calcext:value-type="float">
            <text:p>3.02</text:p>
          </table:table-cell>
          <table:table-cell office:value-type="float" office:value="78.75" calcext:value-type="float">
            <text:p>78.75</text:p>
          </table:table-cell>
          <table:table-cell office:value-type="float" office:value="31.8" calcext:value-type="float">
            <text:p>31.8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sn-1368-cult-1204-ChIPseqIP-midlog-Beta</text:p>
          </table:table-cell>
          <table:table-cell table:style-name="ce4" office:value-type="string" calcext:value-type="string">
            <text:p>fastq</text:p>
          </table:table-cell>
          <table:table-cell table:style-name="ce4" office:value-type="string" calcext:value-type="string">
            <text:p>CGATGT</text:p>
          </table:table-cell>
          <table:table-cell table:style-name="ce4" office:value-type="string" calcext:value-type="string">
            <text:p>edsn-1368-cult-1204-ChIPseqIP-midlog-Beta Ind: 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ndick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24889728" calcext:value-type="float">
            <text:p>24,889,728</text:p>
          </table:table-cell>
          <table:table-cell table:style-name="ce4" office:value-type="float" office:value="7.54" calcext:value-type="float">
            <text:p>7.54</text:p>
          </table:table-cell>
          <table:table-cell table:style-name="ce4" office:value-type="float" office:value="86.12" calcext:value-type="float">
            <text:p>86.12</text:p>
          </table:table-cell>
          <table:table-cell table:style-name="ce4" office:value-type="float" office:value="13.88" calcext:value-type="float">
            <text:p>13.88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31.63" calcext:value-type="float">
            <text:p>31.63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sn-1369-cult-1204-ChIPseqInput-midlog-Beta</text:p>
          </table:table-cell>
          <table:table-cell table:style-name="ce4" office:value-type="string" calcext:value-type="string">
            <text:p>fastq</text:p>
          </table:table-cell>
          <table:table-cell table:style-name="ce4" office:value-type="string" calcext:value-type="string">
            <text:p>TTAGGC</text:p>
          </table:table-cell>
          <table:table-cell table:style-name="ce4" office:value-type="string" calcext:value-type="string">
            <text:p>edsn-1369-cult-1204-ChIPseqInput-midlog-Beta Ind: 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ndick</text:p>
          </table:table-cell>
          <table:table-cell table:style-name="ce4" office:value-type="float" office:value="1726" calcext:value-type="float">
            <text:p>1726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33846320" calcext:value-type="float">
            <text:p>33,846,320</text:p>
          </table:table-cell>
          <table:table-cell table:style-name="ce4" office:value-type="float" office:value="10.25" calcext:value-type="float">
            <text:p>10.25</text:p>
          </table:table-cell>
          <table:table-cell table:style-name="ce4" office:value-type="float" office:value="87.99" calcext:value-type="float">
            <text:p>87.99</text:p>
          </table:table-cell>
          <table:table-cell table:style-name="ce4" office:value-type="float" office:value="12.01" calcext:value-type="float">
            <text:p>12.01</text:p>
          </table:table-cell>
          <table:table-cell table:style-name="ce4" office:value-type="float" office:value="77.58" calcext:value-type="float">
            <text:p>77.58</text:p>
          </table:table-cell>
          <table:table-cell table:style-name="ce4" office:value-type="float" office:value="31.55" calcext:value-type="float">
            <text:p>31.55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sn-1370-cult-1204-ChIPseqIP-midlog-Sigma70</text:p>
          </table:table-cell>
          <table:table-cell table:style-name="ce4" office:value-type="string" calcext:value-type="string">
            <text:p>fastq</text:p>
          </table:table-cell>
          <table:table-cell table:style-name="ce4" office:value-type="string" calcext:value-type="string">
            <text:p>TGACCA</text:p>
          </table:table-cell>
          <table:table-cell table:style-name="ce4" office:value-type="string" calcext:value-type="string">
            <text:p>edsn-1370-cult-1204-ChIPseqIP-midlog-Sigma70 Ind: 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ndick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16307818" calcext:value-type="float">
            <text:p>16,307,818</text:p>
          </table:table-cell>
          <table:table-cell table:style-name="ce4" office:value-type="float" office:value="4.94" calcext:value-type="float">
            <text:p>4.94</text:p>
          </table:table-cell>
          <table:table-cell table:style-name="ce4" office:value-type="float" office:value="88.29" calcext:value-type="float">
            <text:p>88.29</text:p>
          </table:table-cell>
          <table:table-cell table:style-name="ce4" office:value-type="float" office:value="11.71" calcext:value-type="float">
            <text:p>11.71</text:p>
          </table:table-cell>
          <table:table-cell table:style-name="ce4" office:value-type="float" office:value="77.9" calcext:value-type="float">
            <text:p>77.9</text:p>
          </table:table-cell>
          <table:table-cell table:style-name="ce4" office:value-type="float" office:value="31.67" calcext:value-type="float">
            <text:p>31.67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sn-1371-cult-1204-ChIPseqIP-midlog-NusE</text:p>
          </table:table-cell>
          <table:table-cell table:style-name="ce4" office:value-type="string" calcext:value-type="string">
            <text:p>fastq</text:p>
          </table:table-cell>
          <table:table-cell table:style-name="ce4" office:value-type="string" calcext:value-type="string">
            <text:p>ACAGTG</text:p>
          </table:table-cell>
          <table:table-cell table:style-name="ce4" office:value-type="string" calcext:value-type="string">
            <text:p>edsn-1371-cult-1204-ChIPseqIP-midlog-NusE Ind: 5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ndick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17748766" calcext:value-type="float">
            <text:p>17,748,766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89.56" calcext:value-type="float">
            <text:p>89.56</text:p>
          </table:table-cell>
          <table:table-cell table:style-name="ce4" office:value-type="float" office:value="10.44" calcext:value-type="float">
            <text:p>10.44</text:p>
          </table:table-cell>
          <table:table-cell table:style-name="ce4" office:value-type="float" office:value="77.3" calcext:value-type="float">
            <text:p>77.3</text:p>
          </table:table-cell>
          <table:table-cell table:style-name="ce4" office:value-type="float" office:value="31.45" calcext:value-type="float">
            <text:p>31.45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396-cult-1197-ChIPseqIP-0minRif-Sigma70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GTGAAA</text:p>
          </table:table-cell>
          <table:table-cell table:style-name="ce5" office:value-type="string" calcext:value-type="string">
            <text:p>edsn-1396-cult-1197-ChIPseqIP-0minRif-Sigma70 Ind: 19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3650410" calcext:value-type="float">
            <text:p>23,650,410</text:p>
          </table:table-cell>
          <table:table-cell table:style-name="ce5" office:value-type="float" office:value="7.16" calcext:value-type="float">
            <text:p>7.16</text:p>
          </table:table-cell>
          <table:table-cell table:style-name="ce5" office:value-type="float" office:value="89.27" calcext:value-type="float">
            <text:p>89.27</text:p>
          </table:table-cell>
          <table:table-cell table:style-name="ce5" office:value-type="float" office:value="10.73" calcext:value-type="float">
            <text:p>10.73</text:p>
          </table:table-cell>
          <table:table-cell table:style-name="ce5" office:value-type="float" office:value="78.96" calcext:value-type="float">
            <text:p>78.96</text:p>
          </table:table-cell>
          <table:table-cell table:style-name="ce5" office:value-type="float" office:value="32.05" calcext:value-type="float">
            <text:p>32.05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397-cult-1197-ChIPseqIP-0minRif-BetaPrimeFLAG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GTGGCC</text:p>
          </table:table-cell>
          <table:table-cell table:style-name="ce5" office:value-type="string" calcext:value-type="string">
            <text:p>edsn-1397-cult-1197-ChIPseqIP-0minRif-BetaPrimeFLAG Ind: 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287" calcext:value-type="float">
            <text:p>1287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5235408" calcext:value-type="float">
            <text:p>25,235,408</text:p>
          </table:table-cell>
          <table:table-cell table:style-name="ce5" office:value-type="float" office:value="7.64" calcext:value-type="float">
            <text:p>7.64</text:p>
          </table:table-cell>
          <table:table-cell table:style-name="ce5" office:value-type="float" office:value="88.13" calcext:value-type="float">
            <text:p>88.13</text:p>
          </table:table-cell>
          <table:table-cell table:style-name="ce5" office:value-type="float" office:value="11.87" calcext:value-type="float">
            <text:p>11.87</text:p>
          </table:table-cell>
          <table:table-cell table:style-name="ce5" office:value-type="float" office:value="77.45" calcext:value-type="float">
            <text:p>77.45</text:p>
          </table:table-cell>
          <table:table-cell table:style-name="ce5" office:value-type="float" office:value="31.51" calcext:value-type="float">
            <text:p>31.51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398-cult-1197-ChIPseqIP-20minRif-Sigma70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GTTTCG</text:p>
          </table:table-cell>
          <table:table-cell table:style-name="ce5" office:value-type="string" calcext:value-type="string">
            <text:p>edsn-1398-cult-1197-ChIPseqIP-20minRif-Sigma70 Ind: 21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529" calcext:value-type="float">
            <text:p>1529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9971544" calcext:value-type="float">
            <text:p>29,971,544</text:p>
          </table:table-cell>
          <table:table-cell table:style-name="ce5" office:value-type="float" office:value="9.08" calcext:value-type="float">
            <text:p>9.08</text:p>
          </table:table-cell>
          <table:table-cell table:style-name="ce5" office:value-type="float" office:value="91.68" calcext:value-type="float">
            <text:p>91.68</text:p>
          </table:table-cell>
          <table:table-cell table:style-name="ce5" office:value-type="float" office:value="8.32" calcext:value-type="float">
            <text:p>8.32</text:p>
          </table:table-cell>
          <table:table-cell table:style-name="ce5" office:value-type="float" office:value="77.07" calcext:value-type="float">
            <text:p>77.07</text:p>
          </table:table-cell>
          <table:table-cell table:style-name="ce5" office:value-type="float" office:value="31.39" calcext:value-type="float">
            <text:p>31.39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399-cult-1197-ChIPseqIP-20minRif-BetaPrimeFLAG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CGTACG</text:p>
          </table:table-cell>
          <table:table-cell table:style-name="ce5" office:value-type="string" calcext:value-type="string">
            <text:p>edsn-1399-cult-1197-ChIPseqIP-20minRif-BetaPrimeFLAG Ind: 22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316" calcext:value-type="float">
            <text:p>1316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5809504" calcext:value-type="float">
            <text:p>25,809,504</text:p>
          </table:table-cell>
          <table:table-cell table:style-name="ce5" office:value-type="float" office:value="7.82" calcext:value-type="float">
            <text:p>7.82</text:p>
          </table:table-cell>
          <table:table-cell table:style-name="ce5" office:value-type="float" office:value="88.11" calcext:value-type="float">
            <text:p>88.11</text:p>
          </table:table-cell>
          <table:table-cell table:style-name="ce5" office:value-type="float" office:value="11.89" calcext:value-type="float">
            <text:p>11.89</text:p>
          </table:table-cell>
          <table:table-cell table:style-name="ce5" office:value-type="float" office:value="77.45" calcext:value-type="float">
            <text:p>77.45</text:p>
          </table:table-cell>
          <table:table-cell table:style-name="ce5" office:value-type="float" office:value="31.52" calcext:value-type="float">
            <text:p>31.52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400-cult-1202-ChIPseqIP-0minRif-Sigma70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GAGTGG</text:p>
          </table:table-cell>
          <table:table-cell table:style-name="ce5" office:value-type="string" calcext:value-type="string">
            <text:p>edsn-1400-cult-1202-ChIPseqIP-0minRif-Sigma70 Ind: 23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18011282" calcext:value-type="float">
            <text:p>18,011,282</text:p>
          </table:table-cell>
          <table:table-cell table:style-name="ce5" office:value-type="float" office:value="5.45" calcext:value-type="float">
            <text:p>5.45</text:p>
          </table:table-cell>
          <table:table-cell table:style-name="ce5" office:value-type="float" office:value="82.13" calcext:value-type="float">
            <text:p>82.13</text:p>
          </table:table-cell>
          <table:table-cell table:style-name="ce5" office:value-type="float" office:value="17.87" calcext:value-type="float">
            <text:p>17.87</text:p>
          </table:table-cell>
          <table:table-cell table:style-name="ce5" office:value-type="float" office:value="79.42" calcext:value-type="float">
            <text:p>79.42</text:p>
          </table:table-cell>
          <table:table-cell table:style-name="ce5" office:value-type="float" office:value="32.21" calcext:value-type="float">
            <text:p>32.21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401-cult-1202-ChIPseqIP-0minRif-BetaPrimeFLAG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ACTGAT</text:p>
          </table:table-cell>
          <table:table-cell table:style-name="ce5" office:value-type="string" calcext:value-type="string">
            <text:p>edsn-1401-cult-1202-ChIPseqIP-0minRif-BetaPrimeFLAG Ind: 25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745" calcext:value-type="float">
            <text:p>1745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34212228" calcext:value-type="float">
            <text:p>34,212,228</text:p>
          </table:table-cell>
          <table:table-cell table:style-name="ce5" office:value-type="float" office:value="10.36" calcext:value-type="float">
            <text:p>10.36</text:p>
          </table:table-cell>
          <table:table-cell table:style-name="ce5" office:value-type="float" office:value="90.87" calcext:value-type="float">
            <text:p>90.87</text:p>
          </table:table-cell>
          <table:table-cell table:style-name="ce5" office:value-type="float" office:value="9.13" calcext:value-type="float">
            <text:p>9.13</text:p>
          </table:table-cell>
          <table:table-cell table:style-name="ce5" office:value-type="float" office:value="77.32" calcext:value-type="float">
            <text:p>77.32</text:p>
          </table:table-cell>
          <table:table-cell table:style-name="ce5" office:value-type="float" office:value="31.45" calcext:value-type="float">
            <text:p>31.45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402-cult-1202-ChIPseqIP-20minRif-Sigma70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ATTCCT</text:p>
          </table:table-cell>
          <table:table-cell table:style-name="ce5" office:value-type="string" calcext:value-type="string">
            <text:p>edsn-1402-cult-1202-ChIPseqIP-20minRif-Sigma70 Ind: 27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428" calcext:value-type="float">
            <text:p>1428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8005996" calcext:value-type="float">
            <text:p>28,005,996</text:p>
          </table:table-cell>
          <table:table-cell table:style-name="ce5" office:value-type="float" office:value="8.48" calcext:value-type="float">
            <text:p>8.48</text:p>
          </table:table-cell>
          <table:table-cell table:style-name="ce5" office:value-type="float" office:value="89.95" calcext:value-type="float">
            <text:p>89.95</text:p>
          </table:table-cell>
          <table:table-cell table:style-name="ce5" office:value-type="float" office:value="10.05" calcext:value-type="float">
            <text:p>10.05</text:p>
          </table:table-cell>
          <table:table-cell table:style-name="ce5" office:value-type="float" office:value="77.14" calcext:value-type="float">
            <text:p>77.14</text:p>
          </table:table-cell>
          <table:table-cell table:style-name="ce5" office:value-type="float" office:value="31.39" calcext:value-type="float">
            <text:p>31.39</text:p>
          </table:table-cell>
          <table:table-cell table:number-columns-repeated="100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dsn-1403-cult-1202-ChIPseqIP-20minRif-BetaPrimeFLAG</text:p>
          </table:table-cell>
          <table:table-cell table:style-name="ce5" office:value-type="string" calcext:value-type="string">
            <text:p>fastq</text:p>
          </table:table-cell>
          <table:table-cell table:style-name="ce5" office:value-type="string" calcext:value-type="string">
            <text:p>ATCACG</text:p>
          </table:table-cell>
          <table:table-cell table:style-name="ce5" office:value-type="string" calcext:value-type="string">
            <text:p>edsn-1403-cult-1202-ChIPseqIP-20minRif-BetaPrimeFLAG Ind: 1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andick</text:p>
          </table:table-cell>
          <table:table-cell table:style-name="ce5" office:value-type="float" office:value="1331" calcext:value-type="float">
            <text:p>1331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26091592" calcext:value-type="float">
            <text:p>26,091,592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88.58" calcext:value-type="float">
            <text:p>88.58</text:p>
          </table:table-cell>
          <table:table-cell table:style-name="ce5" office:value-type="float" office:value="11.42" calcext:value-type="float">
            <text:p>11.42</text:p>
          </table:table-cell>
          <table:table-cell table:style-name="ce5" office:value-type="float" office:value="77.9" calcext:value-type="float">
            <text:p>77.9</text:p>
          </table:table-cell>
          <table:table-cell table:style-name="ce5" office:value-type="float" office:value="31.67" calcext:value-type="float">
            <text:p>31.67</text:p>
          </table:table-cell>
          <table:table-cell table:number-columns-repeated="1009"/>
        </table:table-row>
      </table:table>
      <table:table table:name="Aligned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ce2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style-name="ce11" office:value-type="string" calcext:value-type="string">
            <text:p>folder</text:p>
          </table:table-cell>
          <table:table-cell table:style-name="ce11" office:value-type="string" calcext:value-type="string">
            <text:p>file</text:p>
          </table:table-cell>
          <table:table-cell table:style-name="ce11" office:value-type="string" calcext:value-type="string">
            <text:p>depth</text:p>
          </table:table-cell>
          <table:table-cell table:style-name="ce11" office:value-type="string" calcext:value-type="string">
            <text:p>aligner</text:p>
          </table:table-cell>
          <table:table-cell table:style-name="ce11" office:value-type="string" calcext:value-type="string">
            <text:p>version</text:p>
          </table:table-cell>
          <table:table-cell table:style-name="ce11" office:value-type="string" calcext:value-type="string">
            <text:p>command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0_042814_qc.sorted.bam*</text:p>
          </table:table-cell>
          <table:table-cell table:style-name="ce18" office:value-type="float" office:value="4090592" calcext:value-type="float">
            <text:p>4,090,592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0_042814_Left.sai p2.run423.edsn-1310-cult-1197-ChIPexo-0minRif-Beta_ATCACG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1_042814_qc.sorted.bam*</text:p>
          </table:table-cell>
          <table:table-cell table:style-name="ce18" office:value-type="float" office:value="1002850" calcext:value-type="float">
            <text:p>1,002,850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1_042814_Left.sai p2.run423.edsn-1311-cult-1197-ChIPexo-0minRif-Sigma70_CGATGT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2_042814_qc.sorted.bam*</text:p>
          </table:table-cell>
          <table:table-cell table:style-name="ce18" office:value-type="float" office:value="1940436" calcext:value-type="float">
            <text:p>1,940,436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2_042814_Left.sai p2.run423.edsn-1312-cult-1197-ChIPexo-0minRif-BetaPrimeFLAG_TTAGGC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3_042814_qc.sorted.bam*</text:p>
          </table:table-cell>
          <table:table-cell table:style-name="ce18" office:value-type="float" office:value="5628177" calcext:value-type="float">
            <text:p>5,628,177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3_042814_Left.sai p2.run423.edsn-1313-cult-1197-ChIPexo-20minRif-Beta_TGACCA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4_042814_qc.sorted.bam*</text:p>
          </table:table-cell>
          <table:table-cell table:style-name="ce18" office:value-type="float" office:value="2023464" calcext:value-type="float">
            <text:p>2,023,464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4_042814_Left.sai p2.run423.edsn-1314-cult-1197-ChIPexo-20minRif-Sigma70_ACAGTG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5_042814_qc.sorted.bam*</text:p>
          </table:table-cell>
          <table:table-cell table:style-name="ce18" office:value-type="float" office:value="5091712" calcext:value-type="float">
            <text:p>5,091,712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5_042814_Left.sai p2.run423.edsn-1315-cult-1197-ChIPexo-20minRif-BetaPrimeFLAG_GCCAAT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6_042814_qc.sorted.bam*</text:p>
          </table:table-cell>
          <table:table-cell table:style-name="ce18" office:value-type="float" office:value="5417771" calcext:value-type="float">
            <text:p>5,417,771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6_042814_Left.sai p2.run423.edsn-1316-cult-1202-ChIPexo-0minRif-Beta_CAGATC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7_042814_qc.sorted.bam*</text:p>
          </table:table-cell>
          <table:table-cell table:style-name="ce18" office:value-type="float" office:value="2345504" calcext:value-type="float">
            <text:p>2,345,504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7_042814_Left.sai p2.run423.edsn-1317-cult-1202-ChIPexo-0minRif-Sigma70_ACTTGA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8_042814_qc.sorted.bam*</text:p>
          </table:table-cell>
          <table:table-cell table:style-name="ce18" office:value-type="float" office:value="925859" calcext:value-type="float">
            <text:p>925,859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8_042814_Left.sai p2.run423.edsn-1318-cult-1202-ChIPexo-0minRif-BetaPrimeFLAG_GATCAG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19_042814_qc.sorted.bam*</text:p>
          </table:table-cell>
          <table:table-cell table:style-name="ce18" office:value-type="float" office:value="2029249" calcext:value-type="float">
            <text:p>2,029,249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19_042814_Left.sai p2.run423.edsn-1319-cult-1202-ChIPexo-20minRif-Beta_TAGCTT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20_042814_qc.sorted.bam*</text:p>
          </table:table-cell>
          <table:table-cell table:style-name="ce18" office:value-type="float" office:value="4403053" calcext:value-type="float">
            <text:p>4,403,053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20_042814_Left.sai p2.run423.edsn-1320-cult-1202-ChIPexo-20minRif-Sigma70_GGCTAC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1321_042814_qc.sorted.bam*</text:p>
          </table:table-cell>
          <table:table-cell table:style-name="ce18" office:value-type="float" office:value="6757389" calcext:value-type="float">
            <text:p>6,757,389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1321_042814_Left.sai p2.run423.edsn-1321-cult-1202-ChIPexo-20minRif-BetaPrimeFLAG_CTTGTA_L001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0_042814_qc.sorted.bam*</text:p>
          </table:table-cell>
          <table:table-cell table:style-name="ce18" office:value-type="float" office:value="864613" calcext:value-type="float">
            <text:p>864,613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0_042814_Left.sai p2.run299.456-166-1003b-No-Ab-Lib_TGACCA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1_042814_qc.sorted.bam*</text:p>
          </table:table-cell>
          <table:table-cell table:style-name="ce18" office:value-type="float" office:value="1491548" calcext:value-type="float">
            <text:p>1,491,548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1_042814_Left.sai p2.run299.456-166-1002-Sig-70-Lib_ACAGTG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2_042814_qc.sorted.bam*</text:p>
          </table:table-cell>
          <table:table-cell table:style-name="ce18" office:value-type="float" office:value="1933018" calcext:value-type="float">
            <text:p>1,933,018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2_042814_Left.sai p2.run299.456-166-1002-Sig-S-Lib_GCCAAT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3_042814_qc.sorted.bam*</text:p>
          </table:table-cell>
          <table:table-cell table:style-name="ce18" office:value-type="float" office:value="1017382" calcext:value-type="float">
            <text:p>1,017,382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3_042814_Left.sai p2.run299.456-166-1010-Sig-70-Lib_CAGATC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4_042814_qc.sorted.bam*</text:p>
          </table:table-cell>
          <table:table-cell table:style-name="ce18" office:value-type="float" office:value="3501176" calcext:value-type="float">
            <text:p>3,501,176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4_042814_Left.sai p2.run299.456-166-1010-Sig-S-Lib_ACTTGA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5_042814_qc.sorted.bam*</text:p>
          </table:table-cell>
          <table:table-cell table:style-name="ce18" office:value-type="float" office:value="1684808" calcext:value-type="float">
            <text:p>1,684,808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5_042814_Left.sai p2.run299.456-166-1003a-Sig-70-Lib_GATCAG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6_042814_qc.sorted.bam*</text:p>
          </table:table-cell>
          <table:table-cell table:style-name="ce18" office:value-type="float" office:value="2366430" calcext:value-type="float">
            <text:p>2,366,430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6_042814_Left.sai p2.run299.456-166-1003a-Sig-S-Lib_TAGCTT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7_042814_qc.sorted.bam*</text:p>
          </table:table-cell>
          <table:table-cell table:style-name="ce18" office:value-type="float" office:value="1138864" calcext:value-type="float">
            <text:p>1,138,864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7_042814_Left.sai p2.run299.456-166-1003b-Sig-70-Lib_GGCTAC_L007_R1.fastq</text:p>
          </table:table-cell>
        </table:table-row>
        <table:table-row table:style-name="ro2">
          <table:table-cell table:style-name="ce12" office:value-type="string" calcext:value-type="string">
            <text:p>/p/keles/ChIPexo/volume3/LandickData/ChIPexo</text:p>
          </table:table-cell>
          <table:table-cell table:style-name="ce12" office:value-type="string" calcext:value-type="string">
            <text:p>edsn938_042814_qc.sorted.bam</text:p>
          </table:table-cell>
          <table:table-cell table:style-name="ce18" office:value-type="float" office:value="10353356" calcext:value-type="float">
            <text:p>10,353,356</text:p>
          </table:table-cell>
          <table:table-cell table:style-name="ce12" office:value-type="string" calcext:value-type="string">
            <text:p><text:s/>PN:bwa</text:p>
          </table:table-cell>
          <table:table-cell table:style-name="ce12" office:value-type="string" calcext:value-type="string">
            <text:p><text:s/>VN:0.7.7-r441</text:p>
          </table:table-cell>
          <table:table-cell table:style-name="ce12" office:value-type="string" calcext:value-type="string">
            <text:p><text:s/>CL:bwa samse E.coli_K-12_MG1655_GENOME.fa edsn938_042814_Left.sai p2.run299.456-166-1003b-Sig-S-Lib_CTTGTA_L007_R1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69_042814_qc.filter.bam</text:p>
          </table:table-cell>
          <table:table-cell table:style-name="ce19" office:value-type="float" office:value="2624446" calcext:value-type="float">
            <text:p>2,624,44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69_042814_Left.sai edsn1369_042814_Right.sai p1.run423.edsn-1369-cult-1204-ChIPseqInput-midlog-Beta_TTAGGC_L002_R1.fastq p1.run423.edsn-1369-cult-1204-ChIPseqInput-midlog-Beta_TTAGGC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69_042814_qc.sorted.bam*</text:p>
          </table:table-cell>
          <table:table-cell table:style-name="ce19" office:value-type="float" office:value="2626000" calcext:value-type="float">
            <text:p>2,626,00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69_042814_Left.sai edsn1369_042814_Right.sai p1.run423.edsn-1369-cult-1204-ChIPseqInput-midlog-Beta_TTAGGC_L002_R1.fastq p1.run423.edsn-1369-cult-1204-ChIPseqInput-midlog-Beta_TTAGGC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6_042814_qc.filter.bam</text:p>
          </table:table-cell>
          <table:table-cell table:style-name="ce19" office:value-type="float" office:value="2324876" calcext:value-type="float">
            <text:p>2,324,87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6_042814_Left.sai edsn1396_042814_Right.sai p1.run423.edsn-1396-cult-1197-ChIPseqIP-0minRif-Sigma70_GTGAAA_L002_R1.fastq p1.run423.edsn-1396-cult-1197-ChIPseqIP-0minRif-Sigma70_GTGAAA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6_042814_qc.sorted.bam*</text:p>
          </table:table-cell>
          <table:table-cell table:style-name="ce19" office:value-type="float" office:value="2326770" calcext:value-type="float">
            <text:p>2,326,77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6_042814_Left.sai edsn1396_042814_Right.sai p1.run423.edsn-1396-cult-1197-ChIPseqIP-0minRif-Sigma70_GTGAAA_L002_R1.fastq p1.run423.edsn-1396-cult-1197-ChIPseqIP-0minRif-Sigma70_GTGAAA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7_042814_qc.filter.bam</text:p>
          </table:table-cell>
          <table:table-cell table:style-name="ce19" office:value-type="float" office:value="1891628" calcext:value-type="float">
            <text:p>1,891,62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7_042814_Left.sai edsn1397_042814_Right.sai p1.run423.edsn-1397-cult-1197-ChIPseqIP-0minRif-BetaPrimeFLAG_GTGGCC_L002_R1.fastq p1.run423.edsn-1397-cult-1197-ChIPseqIP-0minRif-BetaPrimeFLAG_GTGGCC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7_042814_qc.sorted.bam*</text:p>
          </table:table-cell>
          <table:table-cell table:style-name="ce19" office:value-type="float" office:value="1896172" calcext:value-type="float">
            <text:p>1,896,172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7_042814_Left.sai edsn1397_042814_Right.sai p1.run423.edsn-1397-cult-1197-ChIPseqIP-0minRif-BetaPrimeFLAG_GTGGCC_L002_R1.fastq p1.run423.edsn-1397-cult-1197-ChIPseqIP-0minRif-BetaPrimeFLAG_GTGGCC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8_042814_qc.filter.bam</text:p>
          </table:table-cell>
          <table:table-cell table:style-name="ce19" office:value-type="float" office:value="1872148" calcext:value-type="float">
            <text:p>1,872,14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8_042814_Left.sai edsn1398_042814_Right.sai p1.run423.edsn-1398-cult-1197-ChIPseqIP-20minRif-Sigma70_GTTTCG_L002_R1.fastq p1.run423.edsn-1398-cult-1197-ChIPseqIP-20minRif-Sigma70_GTTT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8_042814_qc.sorted.bam*</text:p>
          </table:table-cell>
          <table:table-cell table:style-name="ce19" office:value-type="float" office:value="1876800" calcext:value-type="float">
            <text:p>1,876,80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8_042814_Left.sai edsn1398_042814_Right.sai p1.run423.edsn-1398-cult-1197-ChIPseqIP-20minRif-Sigma70_GTTTCG_L002_R1.fastq p1.run423.edsn-1398-cult-1197-ChIPseqIP-20minRif-Sigma70_GTTT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9_042814_qc.filter.bam</text:p>
          </table:table-cell>
          <table:table-cell table:style-name="ce19" office:value-type="float" office:value="11357870" calcext:value-type="float">
            <text:p>11,357,87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9_042814_Left.sai edsn1399_042814_Right.sai p1.run423.edsn-1399-cult-1197-ChIPseqIP-20minRif-BetaPrimeFLAG_CGTACG_L002_R1.fastq p1.run423.edsn-1399-cult-1197-ChIPseqIP-20minRif-BetaPrimeFLAG_CGTA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399_042814_qc.sorted.bam*</text:p>
          </table:table-cell>
          <table:table-cell table:style-name="ce19" office:value-type="float" office:value="11372346" calcext:value-type="float">
            <text:p>11,372,34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399_042814_Left.sai edsn1399_042814_Right.sai p1.run423.edsn-1399-cult-1197-ChIPseqIP-20minRif-BetaPrimeFLAG_CGTACG_L002_R1.fastq p1.run423.edsn-1399-cult-1197-ChIPseqIP-20minRif-BetaPrimeFLAG_CGTA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0_042814_qc.filter.bam</text:p>
          </table:table-cell>
          <table:table-cell table:style-name="ce19" office:value-type="float" office:value="2426548" calcext:value-type="float">
            <text:p>2,426,54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0_042814_Left.sai edsn1400_042814_Right.sai p1.run423.edsn-1400-cult-1202-ChIPseqIP-0minRif-Sigma70_GAGTGG_L002_R1.fastq p1.run423.edsn-1400-cult-1202-ChIPseqIP-0minRif-Sigma70_GAGTG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0_042814_qc.sorted.bam*</text:p>
          </table:table-cell>
          <table:table-cell table:style-name="ce19" office:value-type="float" office:value="2428826" calcext:value-type="float">
            <text:p>2,428,82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0_042814_Left.sai edsn1400_042814_Right.sai p1.run423.edsn-1400-cult-1202-ChIPseqIP-0minRif-Sigma70_GAGTGG_L002_R1.fastq p1.run423.edsn-1400-cult-1202-ChIPseqIP-0minRif-Sigma70_GAGTG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1_042814_qc.filter.bam</text:p>
          </table:table-cell>
          <table:table-cell table:style-name="ce19" office:value-type="float" office:value="2656146" calcext:value-type="float">
            <text:p>2,656,14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1_042814_Left.sai edsn1401_042814_Right.sai p1.run423.edsn-1401-cult-1202-ChIPseqIP-0minRif-BetaPrimeFLAG_ACTGAT_L002_R1.fastq p1.run423.edsn-1401-cult-1202-ChIPseqIP-0minRif-BetaPrimeFLAG_ACTGAT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1_042814_qc.sorted.bam*</text:p>
          </table:table-cell>
          <table:table-cell table:style-name="ce19" office:value-type="float" office:value="2661658" calcext:value-type="float">
            <text:p>2,661,65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1_042814_Left.sai edsn1401_042814_Right.sai p1.run423.edsn-1401-cult-1202-ChIPseqIP-0minRif-BetaPrimeFLAG_ACTGAT_L002_R1.fastq p1.run423.edsn-1401-cult-1202-ChIPseqIP-0minRif-BetaPrimeFLAG_ACTGAT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2_042814_qc.filter.bam</text:p>
          </table:table-cell>
          <table:table-cell table:style-name="ce19" office:value-type="float" office:value="1887704" calcext:value-type="float">
            <text:p>1,887,704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2_042814_Left.sai edsn1402_042814_Right.sai p1.run423.edsn-1402-cult-1202-ChIPseqIP-20minRif-Sigma70_ATTCCT_L002_R1.fastq p1.run423.edsn-1402-cult-1202-ChIPseqIP-20minRif-Sigma70_ATTCCT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2_042814_qc.sorted.bam*</text:p>
          </table:table-cell>
          <table:table-cell table:style-name="ce19" office:value-type="float" office:value="1889316" calcext:value-type="float">
            <text:p>1,889,316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2_042814_Left.sai edsn1402_042814_Right.sai p1.run423.edsn-1402-cult-1202-ChIPseqIP-20minRif-Sigma70_ATTCCT_L002_R1.fastq p1.run423.edsn-1402-cult-1202-ChIPseqIP-20minRif-Sigma70_ATTCCT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3_042814_qc.filter.bam</text:p>
          </table:table-cell>
          <table:table-cell table:style-name="ce19" office:value-type="float" office:value="6960312" calcext:value-type="float">
            <text:p>6,960,312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3_042814_Left.sai edsn1403_042814_Right.sai p1.run423.edsn-1403-cult-1202-ChIPseqIP-20minRif-BetaPrimeFLAG_ATCACG_L002_R1.fastq p1.run423.edsn-1403-cult-1202-ChIPseqIP-20minRif-BetaPrimeFLAG_ATCA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03_042814_qc.sorted.bam*</text:p>
          </table:table-cell>
          <table:table-cell table:style-name="ce19" office:value-type="float" office:value="6962744" calcext:value-type="float">
            <text:p>6,962,744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03_042814_Left.sai edsn1403_042814_Right.sai p1.run423.edsn-1403-cult-1202-ChIPseqIP-20minRif-BetaPrimeFLAG_ATCACG_L002_R1.fastq p1.run423.edsn-1403-cult-1202-ChIPseqIP-20minRif-BetaPrimeFLAG_ATCACG_L002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16_042814_qc.filter.bam</text:p>
          </table:table-cell>
          <table:table-cell table:style-name="ce19" office:value-type="float" office:value="3218118" calcext:value-type="float">
            <text:p>3,218,118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16-4_Left.sai edsn1416-4_Right.sai p1.run208.input_ATCACG_L003_R1.fastq p1.run208.input_ATCACG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1416_042814_qc.sorted.bam*</text:p>
          </table:table-cell>
          <table:table-cell table:style-name="ce19" office:value-type="float" office:value="3225772" calcext:value-type="float">
            <text:p>3,225,772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1416-4_Left.sai edsn1416-4_Right.sai p1.run208.input_ATCACG_L003_R1.fastq p1.run208.input_ATCACG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788_042814_qc.filter.bam</text:p>
          </table:table-cell>
          <table:table-cell table:style-name="ce19" office:value-type="float" office:value="5821600" calcext:value-type="float">
            <text:p>5,821,60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788_042814_Left.sai edsn788_042814_Right.sai p1.run208.sigma70-minuso2a_TGACCA_L003_R1.fastq p1.run208.sigma70-minuso2a_TGACCA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788_042814_qc.sorted.bam*</text:p>
          </table:table-cell>
          <table:table-cell table:style-name="ce19" office:value-type="float" office:value="5825394" calcext:value-type="float">
            <text:p>5,825,394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788_042814_Left.sai edsn788_042814_Right.sai p1.run208.sigma70-minuso2a_TGACCA_L003_R1.fastq p1.run208.sigma70-minuso2a_TGACCA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790_042814_qc.filter.bam</text:p>
          </table:table-cell>
          <table:table-cell table:style-name="ce19" office:value-type="float" office:value="24463420" calcext:value-type="float">
            <text:p>24,463,420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790_042814_Left.sai edsn790_042814_Right.sai p1.run208.sigma70-pluso2a_TTAGGC_L003_R1.fastq p1.run208.sigma70-pluso2a_TTAGGC_L003_R2.fastq</text:p>
          </table:table-cell>
        </table:table-row>
        <table:table-row table:style-name="ro2">
          <table:table-cell table:style-name="ce13" office:value-type="string" calcext:value-type="string">
            <text:p>/p/keles/ChIPexo/volume3/LandickData/ChIPseq_PET</text:p>
          </table:table-cell>
          <table:table-cell table:style-name="ce13" office:value-type="string" calcext:value-type="string">
            <text:p>edsn790_042814_qc.sorted.bam*</text:p>
          </table:table-cell>
          <table:table-cell table:style-name="ce19" office:value-type="float" office:value="24481494" calcext:value-type="float">
            <text:p>24,481,494</text:p>
          </table:table-cell>
          <table:table-cell table:style-name="ce13" office:value-type="string" calcext:value-type="string">
            <text:p><text:s/>PN:bwa</text:p>
          </table:table-cell>
          <table:table-cell table:style-name="ce13" office:value-type="string" calcext:value-type="string">
            <text:p><text:s/>VN:0.7.7-r441</text:p>
          </table:table-cell>
          <table:table-cell table:style-name="ce13" office:value-type="string" calcext:value-type="string">
            <text:p><text:s/>CL:bwa sampe E.coli_K-12_MG1655_GENOME.fa edsn790_042814_Left.sai edsn790_042814_Right.sai p1.run208.sigma70-pluso2a_TTAGGC_L003_R1.fastq p1.run208.sigma70-pluso2a_TTAGGC_L003_R2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edsn101_042814_qc.sorted.bam</text:p>
          </table:table-cell>
          <table:table-cell table:style-name="ce20" office:value-type="float" office:value="217380" calcext:value-type="float">
            <text:p>217,380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101_Input_posO2_042814_Left.sai p2.run101.Input_AEROBIC.004.s_1_sequence_2.fastq</text:p>
          </table:table-cell>
        </table:table-row>
        <table:table-row table:style-name="ro2">
          <table:table-cell table:style-name="ce15" office:value-type="string" calcext:value-type="string">
            <office:annotation draw:style-name="gr1" draw:text-style-name="P1" svg:width="1.1413in" svg:height="0.3902in" svg:x="6.202in" svg:y="7.765in" draw:caption-point-x="-0.2402in" draw:caption-point-y="0.5945in">
              <dc:date>2015-12-29T00:00:00</dc:date>
              <text:p text:style-name="P1"><text:span text:style-name="T1">Sampled from PET</text:span></text:p>
            </office:annotation>
            <text:p>/p/keles/ChIPexo/volume3/LandickData/ChIPseq_SET</text:p>
          </table:table-cell>
          <table:table-cell table:style-name="ce15" office:value-type="string" calcext:value-type="string">
            <text:p>edsn1369_042814_qc.filter.bam</text:p>
          </table:table-cell>
          <table:table-cell table:style-name="ce21" office:value-type="float" office:value="1299954" calcext:value-type="float">
            <text:p>1,299,954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69_042814_Left.sai edsn1369_042814_Right.sai p1.run423.edsn-1369-cult-1204-ChIPseqInput-midlog-Beta_TTAGGC_L002_R1.fastq p1.run423.edsn-1369-cult-1204-ChIPseqInput-midlog-Beta_TTAGGC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396_042814_qc.filter.bam</text:p>
          </table:table-cell>
          <table:table-cell table:style-name="ce21" office:value-type="float" office:value="1143433" calcext:value-type="float">
            <text:p>1,143,433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96_042814_Left.sai edsn1396_042814_Right.sai p1.run423.edsn-1396-cult-1197-ChIPseqIP-0minRif-Sigma70_GTGAAA_L002_R1.fastq p1.run423.edsn-1396-cult-1197-ChIPseqIP-0minRif-Sigma70_GTGAAA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397_042814_qc.filter.bam</text:p>
          </table:table-cell>
          <table:table-cell table:style-name="ce21" office:value-type="float" office:value="936890" calcext:value-type="float">
            <text:p>936,890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97_042814_Left.sai edsn1397_042814_Right.sai p1.run423.edsn-1397-cult-1197-ChIPseqIP-0minRif-BetaPrimeFLAG_GTGGCC_L002_R1.fastq p1.run423.edsn-1397-cult-1197-ChIPseqIP-0minRif-BetaPrimeFLAG_GTGGCC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398_042814_qc.filter.bam</text:p>
          </table:table-cell>
          <table:table-cell table:style-name="ce21" office:value-type="float" office:value="923557" calcext:value-type="float">
            <text:p>923,557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98_042814_Left.sai edsn1398_042814_Right.sai p1.run423.edsn-1398-cult-1197-ChIPseqIP-20minRif-Sigma70_GTTTCG_L002_R1.fastq p1.run423.edsn-1398-cult-1197-ChIPseqIP-20minRif-Sigma70_GTTTCG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399_042814_qc.filter.bam</text:p>
          </table:table-cell>
          <table:table-cell table:style-name="ce21" office:value-type="float" office:value="5613141" calcext:value-type="float">
            <text:p>5,613,141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399_042814_Left.sai edsn1399_042814_Right.sai p1.run423.edsn-1399-cult-1197-ChIPseqIP-20minRif-BetaPrimeFLAG_CGTACG_L002_R1.fastq p1.run423.edsn-1399-cult-1197-ChIPseqIP-20minRif-BetaPrimeFLAG_CGTACG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00_042814_qc.filter.bam</text:p>
          </table:table-cell>
          <table:table-cell table:style-name="ce21" office:value-type="float" office:value="1189500" calcext:value-type="float">
            <text:p>1,189,500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00_042814_Left.sai edsn1400_042814_Right.sai p1.run423.edsn-1400-cult-1202-ChIPseqIP-0minRif-Sigma70_GAGTGG_L002_R1.fastq p1.run423.edsn-1400-cult-1202-ChIPseqIP-0minRif-Sigma70_GAGTGG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01_042814_qc.filter.bam</text:p>
          </table:table-cell>
          <table:table-cell table:style-name="ce21" office:value-type="float" office:value="1317193" calcext:value-type="float">
            <text:p>1,317,193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01_042814_Left.sai edsn1401_042814_Right.sai p1.run423.edsn-1401-cult-1202-ChIPseqIP-0minRif-BetaPrimeFLAG_ACTGAT_L002_R1.fastq p1.run423.edsn-1401-cult-1202-ChIPseqIP-0minRif-BetaPrimeFLAG_ACTGAT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02_042814_qc.filter.bam</text:p>
          </table:table-cell>
          <table:table-cell table:style-name="ce21" office:value-type="float" office:value="933583" calcext:value-type="float">
            <text:p>933,583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02_042814_Left.sai edsn1402_042814_Right.sai p1.run423.edsn-1402-cult-1202-ChIPseqIP-20minRif-Sigma70_ATTCCT_L002_R1.fastq p1.run423.edsn-1402-cult-1202-ChIPseqIP-20minRif-Sigma70_ATTCCT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03_042814_qc.filter.bam</text:p>
          </table:table-cell>
          <table:table-cell table:style-name="ce21" office:value-type="float" office:value="3431261" calcext:value-type="float">
            <text:p>3,431,261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03_042814_Left.sai edsn1403_042814_Right.sai p1.run423.edsn-1403-cult-1202-ChIPseqIP-20minRif-BetaPrimeFLAG_ATCACG_L002_R1.fastq p1.run423.edsn-1403-cult-1202-ChIPseqIP-20minRif-BetaPrimeFLAG_ATCACG_L002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1416_042814_qc.filter.bam</text:p>
          </table:table-cell>
          <table:table-cell table:style-name="ce21" office:value-type="float" office:value="1547944" calcext:value-type="float">
            <text:p>1,547,944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1416-4_Left.sai edsn1416-4_Right.sai p1.run208.input_ATCACG_L003_R1.fastq p1.run208.input_ATCACG_L003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788_042814_qc.filter.bam</text:p>
          </table:table-cell>
          <table:table-cell table:style-name="ce21" office:value-type="float" office:value="2883681" calcext:value-type="float">
            <text:p>2,883,681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788_042814_Left.sai edsn788_042814_Right.sai p1.run208.sigma70-minuso2a_TGACCA_L003_R1.fastq p1.run208.sigma70-minuso2a_TGACCA_L003_R2.fastq</text:p>
          </table:table-cell>
        </table:table-row>
        <table:table-row table:style-name="ro2">
          <table:table-cell table:style-name="ce15" office:value-type="string" calcext:value-type="string">
            <text:p>/p/keles/ChIPexo/volume3/LandickData/ChIPseq_SET</text:p>
          </table:table-cell>
          <table:table-cell table:style-name="ce15" office:value-type="string" calcext:value-type="string">
            <text:p>edsn790_042814_qc.filter.bam</text:p>
          </table:table-cell>
          <table:table-cell table:style-name="ce21" office:value-type="float" office:value="12114373" calcext:value-type="float">
            <text:p>12,114,373</text:p>
          </table:table-cell>
          <table:table-cell table:style-name="ce15" office:value-type="string" calcext:value-type="string">
            <text:p><text:s/>PN:bwa</text:p>
          </table:table-cell>
          <table:table-cell table:style-name="ce15" office:value-type="string" calcext:value-type="string">
            <text:p><text:s/>VN:0.7.7-r441</text:p>
          </table:table-cell>
          <table:table-cell table:style-name="ce15" office:value-type="string" calcext:value-type="string">
            <text:p><text:s/>CL:bwa sampe E.coli_K-12_MG1655_GENOME.fa edsn790_042814_Left.sai edsn790_042814_Right.sai p1.run208.sigma70-pluso2a_TTAGGC_L003_R1.fastq p1.run208.sigma70-pluso2a_TTAGGC_L003_R2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edsn80_042814_qc.sorted.bam</text:p>
          </table:table-cell>
          <table:table-cell table:style-name="ce20" office:value-type="float" office:value="7937176" calcext:value-type="float">
            <text:p>7,937,176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80_sig70_posO2_042814_Left.sai p2.run80.sigma70+02_I_PA.s_6_sequence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run101_Input_posO2_042814_qc.sorted.bam</text:p>
          </table:table-cell>
          <table:table-cell table:style-name="ce20" office:value-type="float" office:value="217380" calcext:value-type="float">
            <text:p>217,380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101_Input_posO2_042814_Left.sai p2.run101.Input_AEROBIC.004.s_1_sequence_2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run62_Input_negO2_042814_qc.sorted.bam</text:p>
          </table:table-cell>
          <table:table-cell table:style-name="ce20" office:value-type="float" office:value="6663980" calcext:value-type="float">
            <text:p>6,663,980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62_Input_negO2_042814_Left.sai p2.run62.FNR-Input_ANAEROBIC.s_2_sequence.003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run80_sig70_negO2_042814_qc.sorted.bam</text:p>
          </table:table-cell>
          <table:table-cell table:style-name="ce20" office:value-type="float" office:value="9987111" calcext:value-type="float">
            <text:p>9,987,111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80_sig70_negO2_042814_Left.sai p2.run80.sigma70-02_IP_A.s_6_sequence.fastq</text:p>
          </table:table-cell>
        </table:table-row>
        <table:table-row table:style-name="ro2">
          <table:table-cell table:style-name="ce14" office:value-type="string" calcext:value-type="string">
            <text:p>/p/keles/ChIPexo/volume3/LandickData/ChIPseq_SET</text:p>
          </table:table-cell>
          <table:table-cell table:style-name="ce14" office:value-type="string" calcext:value-type="string">
            <text:p>run80_sig70_posO2_042814_qc.sorted.bam</text:p>
          </table:table-cell>
          <table:table-cell table:style-name="ce20" office:value-type="float" office:value="7937176" calcext:value-type="float">
            <text:p>7,937,176</text:p>
          </table:table-cell>
          <table:table-cell table:style-name="ce14" office:value-type="string" calcext:value-type="string">
            <text:p><text:s/>PN:bwa</text:p>
          </table:table-cell>
          <table:table-cell table:style-name="ce14" office:value-type="string" calcext:value-type="string">
            <text:p><text:s/>VN:0.7.7-r441</text:p>
          </table:table-cell>
          <table:table-cell table:style-name="ce14" office:value-type="string" calcext:value-type="string">
            <text:p><text:s/>CL:bwa samse E.coli_K-12_MG1655_GENOME.fa run80_sig70_posO2_042814_Left.sai p2.run80.sigma70+02_I_PA.s_6_sequence.fastq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0/run299.456-166-1003b-No-Ab-Lib_TGACCA_L007_R1_bowtie_trim-5_3_-3_40.sam</text:p>
          </table:table-cell>
          <table:table-cell table:style-name="ce17" office:value-type="float" office:value="9789503" calcext:value-type="float">
            <text:p>9,789,503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0__1003_Ecoli_RLEcoli2493_MOPSminGlu_37C_NoAb_ChIPexo__ChIPseq/run299.456-166-1003b-No-Ab-Lib_TGACCA_L007_R1.fastq -m 1 -l 55 -k 1 -5 3 -3 40 --best -S /home/GLBRCORG/iong/mdsp/930__1003_Ecoli_RLEcoli2493_MOPSminGlu_37C_NoAb_ChIPexo__ChIPseq/run299.456-166-1003b-No-Ab-Lib_TGACCA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1/run299.456-166-1002-Sig-70-Lib_ACAGTG_L007_R1_bowtie_trim-5_3_-3_40.sam</text:p>
          </table:table-cell>
          <table:table-cell table:style-name="ce17" office:value-type="float" office:value="16846671" calcext:value-type="float">
            <text:p>16,846,671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1__1002_Ecoli_RLEcoli2493_MOPSminGlu_37C_Sigma70_ChIPexo__ChIPseq/run299.456-166-1002-Sig-70-Lib_ACAGTG_L007_R1.fastq -m 1 -l 55 -k 1 -5 3 -3 40 --best -S /home/GLBRCORG/iong/mdsp/931__1002_Ecoli_RLEcoli2493_MOPSminGlu_37C_Sigma70_ChIPexo__ChIPseq/run299.456-166-1002-Sig-70-Lib_ACAGTG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2/run299.456-166-1002-Sig-S-Lib_GCCAAT_L007_R1_bowtie_trim-5_3_-3_40.sam</text:p>
          </table:table-cell>
          <table:table-cell table:style-name="ce17" office:value-type="float" office:value="12983838" calcext:value-type="float">
            <text:p>12,983,838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2__1002_Ecoli_RLEcoli2493_MOPSminGlu_37C_SigmaS_ChIPexo__ChIPseq/run299.456-166-1002-Sig-S-Lib_GCCAAT_L007_R1.fastq -m 1 -l 55 -k 1 -5 3 -3 40 --best -S /home/GLBRCORG/iong/mdsp/932__1002_Ecoli_RLEcoli2493_MOPSminGlu_37C_SigmaS_ChIPexo__ChIPseq/run299.456-166-1002-Sig-S-Lib_GCCAAT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3/run299.456-166-1010-Sig-70-Lib_CAGATC_L007_R1_bowtie_trim-5_3_-3_40.sam</text:p>
          </table:table-cell>
          <table:table-cell table:style-name="ce17" office:value-type="float" office:value="17268284" calcext:value-type="float">
            <text:p>17,268,284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3__1010_Ecoli_RLEcoli2493_MOPSminGlu_37C_Sigma70_ChIPexo__ChIPseq/run299.456-166-1010-Sig-70-Lib_CAGATC_L007_R1.fastq -m 1 -l 55 -k 1 -5 3 -3 40 --best -S /home/GLBRCORG/iong/mdsp/933__1010_Ecoli_RLEcoli2493_MOPSminGlu_37C_Sigma70_ChIPexo__ChIPseq/run299.456-166-1010-Sig-70-Lib_CAGATC_L007_R1_bowtie_trim-5_3_-3_40.sam -X 500"</text:p>
          </table:table-cell>
        </table:table-row>
        <table:table-row table:style-name="ro2">
          <table:table-cell table:style-name="ce16" office:value-type="string" calcext:value-type="string">
            <office:annotation draw:style-name="gr1" draw:text-style-name="P1" svg:width="1.1413in" svg:height="0.5457in" svg:x="6.202in" svg:y="11.498in" draw:caption-point-x="-0.2402in" draw:caption-point-y="0.5945in">
              <dc:date>2015-12-29T00:00:00</dc:date>
              <text:p text:style-name="P1"><text:span text:style-name="T1">There is a truncation error in this one</text:span></text:p>
            </office:annotation>
            <text:p>/NO_BACKUP/KelesGroup_DongjunChung/ChIP-exo/Landick_ChIP-exo/aligned_read_files</text:p>
          </table:table-cell>
          <table:table-cell table:style-name="ce16" office:value-type="string" calcext:value-type="string">
            <text:p>934/run299.456-166-1010-Sig-S-Lib_ACTTGA_L007_R1_bowtie_trim-5_3_-3_40.sam</text:p>
          </table:table-cell>
          <table:table-cell table:style-name="ce17" office:value-type="float" office:value="15076733" calcext:value-type="float">
            <text:p>15,076,733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4__1010_Ecoli_RLEcoli2493_MOPSminGlu_37C_SigmaS_ChIPexo__ChIPseq/run299.456-166-1010-Sig-S-Lib_ACTTGA_L007_R1.fastq -m 1 -l 55 -k 1 -5 3 -3 40 --best -S /home/GLBRCORG/iong/mdsp/934__1010_Ecoli_RLEcoli2493_MOPSminGlu_37C_SigmaS_ChIPexo__ChIPseq/run299.456-166-1010-Sig-S-Lib_ACTTGA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5/run299.456-166-1003a-Sig-70-Lib_GATCAG_L007_R1_bowtie_trim-5_3_-3_40_fixed.sam</text:p>
          </table:table-cell>
          <table:table-cell table:style-name="ce17" office:value-type="float" office:value="7253301" calcext:value-type="float">
            <text:p>7,253,301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5__1003_Ecoli_RLEcoli2493_MOPSminGlu_37C_Sigma70_ChIPexo__ChIPseq/run299.456-166-1003a-Sig-70-Lib_GATCAG_L007_R1.fastq -m 1 -l 55 -k 1 -5 3 -3 40 --best -S /home/GLBRCORG/iong/mdsp/935__1003_Ecoli_RLEcoli2493_MOPSminGlu_37C_Sigma70_ChIPexo__ChIPseq/run299.456-166-1003a-Sig-70-Lib_GATCAG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7" office:value-type="string" calcext:value-type="string">
            <text:p>935/run299.456-166-1003a-Sig-70-Lib_GATCAG_L007_R1_bowtie_trim-5_3_-3_40.sam</text:p>
          </table:table-cell>
          <table:table-cell table:style-name="ce17" office:value-type="float" office:value="7253301" calcext:value-type="float">
            <text:p>7,253,301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5__1003_Ecoli_RLEcoli2493_MOPSminGlu_37C_Sigma70_ChIPexo__ChIPseq/run299.456-166-1003a-Sig-70-Lib_GATCAG_L007_R1.fastq -m 1 -l 55 -k 1 -5 3 -3 40 --best -S /home/GLBRCORG/iong/mdsp/935__1003_Ecoli_RLEcoli2493_MOPSminGlu_37C_Sigma70_ChIPexo__ChIPseq/run299.456-166-1003a-Sig-70-Lib_GATCAG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6/run299.456-166-1003a-Sig-S-Lib_TAGCTT_L007_R1_bowtie_trim-5_3_-3_40.sam</text:p>
          </table:table-cell>
          <table:table-cell table:style-name="ce17" office:value-type="float" office:value="16167418" calcext:value-type="float">
            <text:p>16,167,418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6__1003_Ecoli_RLEcoli2493_MOPSminGlu_37C_SigmaS_ChIPexo__ChIPseq/run299.456-166-1003a-Sig-S-Lib_TAGCTT_L007_R1.fastq -m 1 -l 55 -k 1 -5 3 -3 40 --best -S /home/GLBRCORG/iong/mdsp/936__1003_Ecoli_RLEcoli2493_MOPSminGlu_37C_SigmaS_ChIPexo__ChIPseq/run299.456-166-1003a-Sig-S-Lib_TAGCTT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7/run299.456-166-1003b-Sig-70-Lib_GGCTAC_L007_R1_bowtie_trim-5_3_-3_40.sam</text:p>
          </table:table-cell>
          <table:table-cell table:style-name="ce17" office:value-type="float" office:value="16423038" calcext:value-type="float">
            <text:p>16,423,038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7__1003_Ecoli_RLEcoli2493_MOPSminGlu_37C_Sigma70_ChIPexo__ChIPseq/run299.456-166-1003b-Sig-70-Lib_GGCTAC_L007_R1.fastq -m 1 -l 55 -k 1 -5 3 -3 40 --best -S /home/GLBRCORG/iong/mdsp/937__1003_Ecoli_RLEcoli2493_MOPSminGlu_37C_Sigma70_ChIPexo__ChIPseq/run299.456-166-1003b-Sig-70-Lib_GGCTAC_L007_R1_bowtie_trim-5_3_-3_40.sam -X 500"</text:p>
          </table:table-cell>
        </table:table-row>
        <table:table-row table:style-name="ro2">
          <table:table-cell table:style-name="ce16" office:value-type="string" calcext:value-type="string">
            <text:p>/NO_BACKUP/KelesGroup_DongjunChung/ChIP-exo/Landick_ChIP-exo/aligned_read_files</text:p>
          </table:table-cell>
          <table:table-cell table:style-name="ce16" office:value-type="string" calcext:value-type="string">
            <text:p>938/run299.456-166-1003b-Sig-S-Lib_CTTGTA_L007_R1_bowtie_trim-5_3_-3_40.sam</text:p>
          </table:table-cell>
          <table:table-cell table:style-name="ce17" office:value-type="float" office:value="15060792" calcext:value-type="float">
            <text:p>15,060,792</text:p>
          </table:table-cell>
          <table:table-cell table:style-name="ce16" office:value-type="string" calcext:value-type="string">
            <text:p>ID:Bowtie</text:p>
          </table:table-cell>
          <table:table-cell table:style-name="ce16" office:value-type="string" calcext:value-type="string">
            <text:p>VN:0.12.5</text:p>
          </table:table-cell>
          <table:table-cell table:style-name="ce16" office:value-type="string" calcext:value-type="string">
            <text:p>CL:"bowtie /home/GLBRCORG/iong/MG1655_data/bowtie_index/ecoli_NC_000913.2 /home/GLBRCORG/iong/mds/938__1003_Ecoli_RLEcoli2493_MOPSminGlu_37C_SigmaS_ChIPexo__ChIPseq/run299.456-166-1003b-Sig-S-Lib_CTTGTA_L007_R1.fastq -m 1 -l 55 -k 1 -5 3 -3 40 --best -S /home/GLBRCORG/iong/mdsp/938__1003_Ecoli_RLEcoli2493_MOPSminGlu_37C_SigmaS_ChIPexo__ChIPseq/run299.456-166-1003b-Sig-S-Lib_CTTGTA_L007_R1_bowtie_trim-5_3_-3_40.sam -X 500"</text:p>
          </table:table-cell>
        </table:table-row>
        <table:table-row table:style-name="ro2" table:number-rows-repeated="15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DB__1" table:target-range-address="Aligned.D2:Aligned.D1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3:13:39.679452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5-12-29T15:06:08.695934813</meta:creation-date>
    <meta:generator>LibreOffice/4.2.8.2$Linux_X86_64 LibreOffice_project/420m0$Build-2</meta:generator>
    <dc:date>2015-12-30T14:27:51.155161497</dc:date>
    <dc:creator>Rene </dc:creator>
    <meta:editing-duration>PT3H19M27S</meta:editing-duration>
    <meta:editing-cycles>28</meta:editing-cycles>
    <meta:document-statistic meta:table-count="2" meta:cell-count="954" meta:object-count="0"/>
  </office:meta>
</office:document-meta>
</file>